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2.266cm" fo:min-width="2.016cm" fo:padding-top="0.16cm" fo:padding-bottom="0.16cm" fo:padding-left="0.285cm" fo:padding-right="0.285cm"/>
    </style:style>
    <style:style style:name="gr2" style:family="graphic" style:parent-style-name="standard">
      <style:graphic-properties svg:stroke-width="0.071cm" svg:stroke-color="#000000" draw:marker-start-width="0.306cm" draw:marker-end="Arrow" draw:marker-end-width="0.306cm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8.951cm" fo:min-width="7.626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0.512cm" fo:min-width="2.294cm" fo:padding-top="0.16cm" fo:padding-bottom="0.16cm" fo:padding-left="0.285cm" fo:padding-right="0.285cm"/>
    </style:style>
    <style:style style:name="gr5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3.574cm" fo:min-width="6.288cm" fo:padding-top="0.16cm" fo:padding-bottom="0.16cm" fo:padding-left="0.285cm" fo:padding-right="0.285cm"/>
    </style:style>
    <style:style style:name="gr6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0.358cm" fo:min-width="1.863cm" fo:padding-top="0.16cm" fo:padding-bottom="0.16cm" fo:padding-left="0.285cm" fo:padding-right="0.285cm"/>
    </style:style>
    <style:style style:name="gr7" style:family="graphic" style:parent-style-name="standard">
      <style:graphic-properties svg:stroke-width="0.071cm" draw:marker-start-width="0.306cm" draw:marker-end-width="0.306cm" draw:fill="none" draw:textarea-horizontal-align="justify" draw:textarea-vertical-align="middle" draw:auto-grow-height="false" fo:min-height="1.546cm" fo:min-width="3.092cm" fo:padding-top="0.16cm" fo:padding-bottom="0.16cm" fo:padding-left="0.285cm" fo:padding-right="0.285cm"/>
    </style:style>
    <style:style style:name="gr8" style:family="graphic" style:parent-style-name="standard">
      <style:graphic-properties svg:stroke-width="0.071cm" svg:stroke-color="#000000" draw:marker-start="Arrow" draw:marker-start-width="0.306cm" draw:marker-end-width="0.306cm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1cm" draw:marker-start="Arrow" draw:marker-start-width="0.306cm" draw:marker-end="" draw:marker-end-width="0.306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1cm" draw:marker-start-width="0.306cm" draw:marker-end="Arrow" draw:marker-end-width="0.306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071cm" draw:marker-start="" draw:marker-start-width="0.306cm" draw:marker-end="Arrow" draw:marker-end-width="0.306cm" draw:fill="none" draw:textarea-vertical-align="middle" fo:padding-top="0.16cm" fo:padding-bottom="0.16cm" fo:padding-left="0.285cm" fo:padding-right="0.285cm"/>
    </style:style>
    <style:style style:name="gr12" style:family="graphic" style:parent-style-name="standard">
      <style:graphic-properties svg:stroke-width="0.071cm" draw:marker-start-width="0.306cm" draw:marker-end-width="0.306cm" draw:fill="none" draw:textarea-horizontal-align="justify" draw:textarea-vertical-align="top" draw:auto-grow-height="false" fo:min-height="4.887cm" fo:min-width="10.225cm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3.556cm" svg:x="0.551cm" svg:y="1.429cm">
          <text:p text:style-name="P1">Remote</text:p>
          <text:p text:style-name="P1">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556cm" svg:height="3.556cm" svg:x="6.774cm" svg:y="1.43cm">
          <text:p text:style-name="P1">Remote</text:p>
          <text:p text:style-name="P1">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107cm" svg:y1="3.207cm" svg:x2="6.774cm" svg:y2="3.208cm" draw:start-shape="id1" draw:start-glue-point="10" draw:end-shape="id2" draw:end-glue-point="6" svg:d="M4107 3207h1334v1h1333" svg:viewBox="0 0 2668 2">
          <text:p/>
        </draw:connector>
        <draw:custom-shape draw:style-name="gr3" draw:text-style-name="P2" draw:layer="layout" svg:width="8.196cm" svg:height="9.271cm" svg:x="11.092cm" svg:y="5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94cm" svg:height="0.762cm" svg:x="11.092cm" svg:y="5.112cm">
          <text:p text:style-name="P1"><text:span text:style-name="T1">Working Direc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58cm" svg:height="3.894cm" svg:x="11.473cm" svg:y="6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433cm" svg:height="0.678cm" svg:x="11.473cm" svg:y="6.128cm">
          <text:p text:style-name="P4">.g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" draw:id="id4" draw:layer="layout" svg:width="5.08cm" svg:height="2.54cm" svg:x="12.362cm" svg:y="7.525cm">
          <text:p text:style-name="P1">Local</text:p>
          <text:p text:style-name="P1">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5.08cm" svg:height="2.54cm" svg:x="12.363cm" svg:y="11.843cm">
          <text:p text:style-name="P1">Working</text:p>
          <text:p text:style-name="P1">Co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107cm" svg:y1="12.215cm" svg:x2="13.106cm" svg:y2="9.693cm" draw:start-shape="id3" draw:start-glue-point="5" draw:end-shape="id4" draw:end-glue-point="7" svg:d="M13107 12215v-1260h-1v-1262" svg:viewBox="0 0 2 2523">
          <text:p/>
        </draw:connector>
        <draw:connector draw:style-name="gr8" draw:text-style-name="P1" draw:layer="layout" svg:x1="16.698cm" svg:y1="9.693cm" svg:x2="16.699cm" svg:y2="12.215cm" draw:start-shape="id4" draw:start-glue-point="9" draw:end-shape="id3" draw:end-glue-point="11" svg:d="M16698 9693v1262h1v1260" svg:viewBox="0 0 2 2523">
          <text:p/>
        </draw:connector>
        <draw:connector draw:style-name="gr9" draw:text-style-name="P2" draw:layer="layout" draw:type="curve" svg:x1="10.33cm" svg:y1="3.208cm" svg:x2="14.902cm" svg:y2="7.525cm" draw:start-shape="id2" draw:start-glue-point="10" draw:end-shape="id4" draw:end-glue-point="4" svg:d="M10330 3208c3048 0 4572 1439 4572 4317" svg:viewBox="0 0 4573 4318">
          <text:p/>
        </draw:connector>
        <draw:connector draw:style-name="gr10" draw:text-style-name="P2" draw:layer="layout" draw:type="curve" svg:x1="8.552cm" svg:y1="4.986cm" svg:x2="12.362cm" svg:y2="8.795cm" draw:start-shape="id2" draw:start-glue-point="8" draw:end-shape="id4" draw:end-glue-point="6" svg:d="M8552 4986c0 2540 1270 3809 3810 3809" svg:viewBox="0 0 3811 3810">
          <text:p text:style-name="P1"/>
        </draw:connector>
        <draw:connector draw:style-name="gr11" draw:text-style-name="P2" draw:layer="layout" draw:type="curve" svg:x1="9.81cm" svg:y1="4.466cm" svg:x2="13.106cm" svg:y2="7.897cm" draw:start-shape="id2" draw:start-glue-point="9" draw:end-shape="id4" draw:end-glue-point="5" svg:d="M9810 4466c0 2685 3296 970 3296 3431" svg:viewBox="0 0 3297 3432">
          <text:p/>
        </draw:connector>
        <draw:custom-shape draw:style-name="gr12" draw:text-style-name="P7" draw:layer="layout" svg:width="10.795cm" svg:height="5.207cm" svg:x="0.043cm" svg:y="0.032cm">
          <text:p text:style-name="P6">GitLab Serv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286cm" svg:height="0.962cm" draw:transform="rotate (-0.965865208053662) translate (8.327cm 6.255cm)">
          <draw:text-box>
            <text:p>Fetch</text:p>
          </draw:text-box>
        </draw:frame>
        <draw:frame draw:style-name="gr14" draw:text-style-name="P8" draw:layer="layout" svg:width="2.032cm" svg:height="1.143cm" draw:transform="rotate (-0.667413905962632) translate (13.433cm 2.826cm)">
          <draw:text-box>
            <text:p>Push</text:p>
          </draw:text-box>
        </draw:frame>
        <draw:frame draw:style-name="gr13" draw:text-style-name="P8" draw:layer="layout" svg:width="2.413cm" svg:height="0.962cm" draw:transform="rotate (-0.80320052176779) translate (9.648cm 5.026cm)">
          <draw:text-box>
            <text:p>Clone</text:p>
          </draw:text-box>
        </draw:frame>
        <draw:frame draw:style-name="gr13" draw:text-style-name="P8" draw:layer="layout" svg:width="2.286cm" svg:height="0.962cm" svg:x="4.234cm" svg:y="2.237cm">
          <draw:text-box>
            <text:p text:style-name="P1">Fork</text:p>
          </draw:text-box>
        </draw:frame>
        <draw:frame draw:style-name="gr15" draw:text-style-name="P8" draw:layer="layout" svg:width="2.54cm" svg:height="1.673cm" svg:x="10.892cm" svg:y="10.727cm">
          <draw:text-box>
            <text:p>Merge</text:p>
          </draw:text-box>
        </draw:frame>
        <draw:frame draw:style-name="gr15" draw:text-style-name="P8" draw:layer="layout" svg:width="2.81cm" svg:height="1.673cm" svg:x="16.58cm" svg:y="10.827cm">
          <draw:text-box>
            <text:p>Comm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30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ac Griffith</meta:initial-creator>
    <meta:creation-date>2015-06-18T03:44:08.793099990</meta:creation-date>
    <dc:date>2015-06-18T04:47:02.063980184</dc:date>
    <dc:creator>Isaac Griffith</dc:creator>
    <meta:editing-duration>PT1M49S</meta:editing-duration>
    <meta:editing-cycles>1</meta:editing-cycles>
    <meta:document-statistic meta:object-count="21"/>
    <meta:generator>LibreOffice/4.4.2.2$Linux_X86_64 LibreOffice_project/40m0$Build-2</meta:generator>
  </office:meta>
</office:document-meta>
</file>